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Attribute.add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Attribute.addValues( List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Attribute.StringAttribute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Attribut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Attribut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Attribute.StringAttribute( String id , List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Attribut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Attribute.StringAttribute( String id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